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0014in" table:align="left"/>
    </style:style>
    <style:style style:name="Table1.A" style:family="table-column">
      <style:table-column-properties style:column-width="0.8694in"/>
    </style:style>
    <style:style style:name="Table1.B" style:family="table-column">
      <style:table-column-properties style:column-width="5.1319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Text_20_body">
      <style:text-properties fo:font-weight="bold"/>
    </style:style>
    <style:style style:name="P2" style:family="paragraph" style:parent-style-name="Standard">
      <style:text-properties officeooo:rsid="0016d248" officeooo:paragraph-rsid="0016d248"/>
    </style:style>
    <style:style style:name="P3" style:family="paragraph" style:parent-style-name="Standard">
      <style:text-properties officeooo:rsid="0018788f" officeooo:paragraph-rsid="0018788f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Text_20_body" style:list-style-name="L4"/>
    <style:style style:name="P8" style:family="paragraph" style:parent-style-name="Text_20_body" style:list-style-name="L1">
      <style:paragraph-properties fo:margin-top="0in" fo:margin-bottom="0in" style:contextual-spacing="false"/>
    </style:style>
    <style:style style:name="P9" style:family="paragraph" style:parent-style-name="Text_20_body" style:list-style-name="L2">
      <style:paragraph-properties fo:margin-top="0in" fo:margin-bottom="0in" style:contextual-spacing="false"/>
    </style:style>
    <style:style style:name="P10" style:family="paragraph" style:parent-style-name="Text_20_body" style:list-style-name="L3">
      <style:paragraph-properties fo:margin-top="0in" fo:margin-bottom="0in" style:contextual-spacing="false"/>
    </style:style>
    <style:style style:name="P11" style:family="paragraph" style:parent-style-name="Text_20_body" style:list-style-name="L4">
      <style:paragraph-properties fo:margin-top="0in" fo:margin-bottom="0in" style:contextual-spacing="false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XML Web Services</text:h>
      <text:p text:style-name="Horizontal_20_Line"/>
      <text:p text:style-name="Text_20_body">Web services are web application components.</text:p>
      <text:p text:style-name="Text_20_body">Web services can be published, found, and used on the Web.</text:p>
      <text:p text:style-name="Text_20_body">This tutorial introduces WSDL, SOAP, RDF, and RSS.</text:p>
      <text:p text:style-name="Horizontal_20_Line"/>
      <text:h text:style-name="Heading_20_2" text:outline-level="2">WSDL</text:h>
      <text:list xml:id="list4006581282523054490" text:style-name="L1">
        <text:list-item>
          <text:p text:style-name="P8">WSDL stands for Web Services Description Language </text:p>
        </text:list-item>
        <text:list-item>
          <text:p text:style-name="P8">WSDL is an XML-based language for describing Web services. </text:p>
        </text:list-item>
        <text:list-item>
          <text:p text:style-name="P4">WSDL is a W3C recommendation </text:p>
        </text:list-item>
      </text:list>
      <text:h text:style-name="Heading_20_2" text:outline-level="2">SOAP</text:h>
      <text:list xml:id="list1430853512832637896" text:style-name="L2">
        <text:list-item>
          <text:p text:style-name="P9">SOAP stands for Simple Object Access Protocol </text:p>
        </text:list-item>
        <text:list-item>
          <text:p text:style-name="P9">SOAP is an XML based protocol for accessing Web Services. </text:p>
        </text:list-item>
        <text:list-item>
          <text:p text:style-name="P9">SOAP is based on XML </text:p>
        </text:list-item>
        <text:list-item>
          <text:p text:style-name="P5">SOAP is a W3C recommendation </text:p>
        </text:list-item>
      </text:list>
      <text:p text:style-name="Horizontal_20_Line"/>
      <text:h text:style-name="Heading_20_2" text:outline-level="2">RDF</text:h>
      <text:list xml:id="list5865265914331165771" text:style-name="L3">
        <text:list-item>
          <text:p text:style-name="P10">RDF stands for Resource Description Framework </text:p>
        </text:list-item>
        <text:list-item>
          <text:p text:style-name="P10">RDF is a framework for describing resources on the web </text:p>
        </text:list-item>
        <text:list-item>
          <text:p text:style-name="P10">RDF is written in XML </text:p>
        </text:list-item>
        <text:list-item>
          <text:p text:style-name="P6">RDF is a W3C Recommendation </text:p>
        </text:list-item>
      </text:list>
      <text:p text:style-name="Horizontal_20_Line"/>
      <text:h text:style-name="Heading_20_2" text:outline-level="2">RSS</text:h>
      <text:list xml:id="list4620777756846493723" text:style-name="L4">
        <text:list-item>
          <text:p text:style-name="P11">RSS stands for Really Simple Syndication </text:p>
        </text:list-item>
        <text:list-item>
          <text:p text:style-name="P11">RSS allows you to syndicate your site content </text:p>
        </text:list-item>
        <text:list-item>
          <text:p text:style-name="P11">RSS defines an easy way to share and view headlines and content </text:p>
        </text:list-item>
        <text:list-item>
          <text:p text:style-name="P11">RSS files can be automatically updated </text:p>
        </text:list-item>
        <text:list-item>
          <text:p text:style-name="P11">RSS allows personalized views for different sites </text:p>
        </text:list-item>
        <text:list-item>
          <text:p text:style-name="P7">RSS is written in XML </text:p>
        </text:list-item>
      </text:list>
      <text:h text:style-name="Heading_20_2" text:outline-level="2"><text:soft-page-break/>Web Services have Two Types of Uses</text:h>
      <text:p text:style-name="P1">Reusable application-components.</text:p>
      <text:p text:style-name="Text_20_body">There are things applications need very often. So why make these over and over again? </text:p>
      <text:p text:style-name="Text_20_body">Web services can offer application-components like: currency conversion, weather reports, or even language translation as services. </text:p>
      <text:p text:style-name="P1">Connect existing software.</text:p>
      <text:p text:style-name="Text_20_body">Web services can help to solve the interoperability problem by giving different applications a way to link their data. </text:p>
      <text:p text:style-name="Text_20_body">With Web services you can exchange data between different applications and different platforms.</text:p>
      <text:p text:style-name="Text_20_body">Any application can have a Web Service component.</text:p>
      <text:p text:style-name="Text_20_body">Web Services can be created regardless of programming language.</text:p>
      <text:h text:style-name="Heading_20_2" text:outline-level="2">WSDL Documents</text:h>
      <text:p text:style-name="Text_20_body">An WSDL document describes a web service. It specifies the location of the service, and the methods of the service, using these major elements: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Heading">Element</text:p>
          </table:table-cell>
          <table:table-cell table:style-name="Table1.A1" office:value-type="string">
            <text:p text:style-name="Table_20_Heading">Description</text:p>
          </table:table-cell>
        </table:table-row>
        <table:table-row>
          <table:table-cell table:style-name="Table1.A1" office:value-type="string">
            <text:p text:style-name="Table_20_Contents">&lt;types&gt;</text:p>
          </table:table-cell>
          <table:table-cell table:style-name="Table1.A1" office:value-type="string">
            <text:p text:style-name="Table_20_Contents">Defines the (XML Schema) data types used by the web service</text:p>
          </table:table-cell>
        </table:table-row>
        <table:table-row>
          <table:table-cell table:style-name="Table1.A1" office:value-type="string">
            <text:p text:style-name="Table_20_Contents">&lt;message&gt;</text:p>
          </table:table-cell>
          <table:table-cell table:style-name="Table1.A1" office:value-type="string">
            <text:p text:style-name="Table_20_Contents">Defines the data elements for each operation</text:p>
          </table:table-cell>
        </table:table-row>
        <table:table-row>
          <table:table-cell table:style-name="Table1.A1" office:value-type="string">
            <text:p text:style-name="Table_20_Contents">&lt;portType&gt;</text:p>
          </table:table-cell>
          <table:table-cell table:style-name="Table1.A1" office:value-type="string">
            <text:p text:style-name="Table_20_Contents">Describes the operations that can be performed and the messages involved. </text:p>
          </table:table-cell>
        </table:table-row>
        <table:table-row>
          <table:table-cell table:style-name="Table1.A1" office:value-type="string">
            <text:p text:style-name="Table_20_Contents">&lt;binding&gt;</text:p>
          </table:table-cell>
          <table:table-cell table:style-name="Table1.A1" office:value-type="string">
            <text:p text:style-name="Table_20_Contents">Defines the protocol and data format for each port type</text:p>
          </table:table-cell>
        </table:table-row>
      </table:table>
      <text:p text:style-name="Standard"/>
      <text:p text:style-name="Standard"/>
      <text:p text:style-name="Standard"/>
      <text:p text:style-name="P2">How to write a WSDL project :</text:p>
      <text:p text:style-name="P2"><text:a xlink:type="simple" xlink:href="https://www.youtube.com/watch?v=AP5qn1zgWjw">https://www.youtube.com/watch?v=AP5qn1zgWjw</text:a></text:p>
      <text:p text:style-name="P2"><text:s/></text:p>
      <text:p text:style-name="P2">How to run WSDL file :</text:p>
      <text:p text:style-name="P2"><text:a xlink:type="simple" xlink:href="http://crunchify.com/create-sample-wsdl-in-eclipse-and-generate-client/">http://crunchify.com/create-sample-wsdl-in-eclipse-and-generate-client/</text:a></text:p>
      <text:p text:style-name="P2"/>
      <text:p text:style-name="P2"/>
      <text:p text:style-name="P2"/>
      <text:p text:style-name="P3">WSDL :</text:p>
      <text:p text:style-name="P3"><text:a xlink:type="simple" xlink:href="http://tech.lalitbhatt.net/2014/08/wsdl.html">http://tech.lalitbhatt.net/2014/08/wsdl.html</text:a>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2T15:14:53.425278296</meta:creation-date>
    <dc:date>2015-11-13T14:03:53.780447762</dc:date>
    <meta:editing-duration>PT1H13M27S</meta:editing-duration>
    <meta:editing-cycles>3</meta:editing-cycles>
    <meta:generator>LibreOffice/4.2.8.2$Linux_X86_64 LibreOffice_project/420m0$Build-2</meta:generator>
    <meta:document-statistic meta:table-count="1" meta:image-count="0" meta:object-count="0" meta:page-count="2" meta:paragraph-count="53" meta:word-count="348" meta:character-count="2199" meta:non-whitespace-character-count="1898"/>
  </office:meta>
</office:document-meta>
</file>